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79ff" officeooo:paragraph-rsid="001079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e on man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23:04:05.558622404</meta:creation-date>
    <dc:date>2017-05-21T23:04:28.824161103</dc:date>
    <meta:editing-duration>PT23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5.0.6.2$Linux_X86_64 LibreOffice_project/00m0$Build-2</meta:generator>
  </office:meta>
</office:document-meta>
</file>